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5935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6" calcext:value-type="float">
            <text:p>46</text:p>
          </table:table-cell>
          <table:table-cell office:value-type="float" office:value="301931000" calcext:value-type="float">
            <text:p>301931000</text:p>
          </table:table-cell>
          <table:table-cell office:value-type="float" office:value="2.3913" calcext:value-type="float">
            <text:p>2.3913</text:p>
          </table:table-cell>
          <table:table-cell office:value-type="float" office:value="14.5217" calcext:value-type="float">
            <text:p>14.5217</text:p>
          </table:table-cell>
          <table:table-cell office:value-type="float" office:value="21" calcext:value-type="float">
            <text:p>21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5" calcext:value-type="float">
            <text:p>1895</text:p>
          </table:table-cell>
          <table:table-cell office:value-type="float" office:value="46" calcext:value-type="float">
            <text:p>46</text:p>
          </table:table-cell>
          <table:table-cell office:value-type="float" office:value="305936000" calcext:value-type="float">
            <text:p>305936000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9.67391" calcext:value-type="float">
            <text:p>9.67391</text:p>
          </table:table-cell>
          <table:table-cell office:value-type="float" office:value="21" calcext:value-type="float">
            <text:p>21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office:value-type="float" office:value="267979000" calcext:value-type="float">
            <text:p>267979000</text:p>
          </table:table-cell>
          <table:table-cell office:value-type="float" office:value="2.19565" calcext:value-type="float">
            <text:p>2.19565</text:p>
          </table:table-cell>
          <table:table-cell office:value-type="float" office:value="12.9348" calcext:value-type="float">
            <text:p>12.9348</text:p>
          </table:table-cell>
          <table:table-cell office:value-type="float" office:value="21" calcext:value-type="float">
            <text:p>21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office:value-type="float" office:value="278740000" calcext:value-type="float">
            <text:p>278740000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6.95652" calcext:value-type="float">
            <text:p>6.95652</text:p>
          </table:table-cell>
          <table:table-cell office:value-type="float" office:value="20" calcext:value-type="float">
            <text:p>20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522314000" calcext:value-type="float">
            <text:p>522314000</text:p>
          </table:table-cell>
          <table:table-cell office:value-type="float" office:value="2.78261" calcext:value-type="float">
            <text:p>2.78261</text:p>
          </table:table-cell>
          <table:table-cell office:value-type="float" office:value="24.4348" calcext:value-type="float">
            <text:p>24.4348</text:p>
          </table:table-cell>
          <table:table-cell office:value-type="float" office:value="20" calcext:value-type="float">
            <text:p>20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5" calcext:value-type="float">
            <text:p>1885</text:p>
          </table:table-cell>
          <table:table-cell office:value-type="float" office:value="46" calcext:value-type="float">
            <text:p>46</text:p>
          </table:table-cell>
          <table:table-cell office:value-type="float" office:value="353844000" calcext:value-type="float">
            <text:p>353844000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1.6957" calcext:value-type="float">
            <text:p>11.6957</text:p>
          </table:table-cell>
          <table:table-cell office:value-type="float" office:value="21" calcext:value-type="float">
            <text:p>21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office:value-type="float" office:value="271618000" calcext:value-type="float">
            <text:p>271618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.91304" calcext:value-type="float">
            <text:p>2.91304</text:p>
          </table:table-cell>
          <table:table-cell office:value-type="float" office:value="23" calcext:value-type="float">
            <text:p>23</text:p>
          </table:table-cell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office:value-type="float" office:value="307788000" calcext:value-type="float">
            <text:p>307788000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10.587" calcext:value-type="float">
            <text:p>10.587</text:p>
          </table:table-cell>
          <table:table-cell office:value-type="float" office:value="22" calcext:value-type="float">
            <text:p>22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311936000" calcext:value-type="float">
            <text:p>311936000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10.1087" calcext:value-type="float">
            <text:p>10.1087</text:p>
          </table:table-cell>
          <table:table-cell office:value-type="float" office:value="20" calcext:value-type="float">
            <text:p>20</text:p>
          </table:table-cell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6" calcext:value-type="float">
            <text:p>46</text:p>
          </table:table-cell>
          <table:table-cell office:value-type="float" office:value="456914000" calcext:value-type="float">
            <text:p>456914000</text:p>
          </table:table-cell>
          <table:table-cell office:value-type="float" office:value="3.02174" calcext:value-type="float">
            <text:p>3.02174</text:p>
          </table:table-cell>
          <table:table-cell office:value-type="float" office:value="10.2174" calcext:value-type="float">
            <text:p>10.2174</text:p>
          </table:table-cell>
          <table:table-cell office:value-type="float" office:value="19" calcext:value-type="float">
            <text:p>19</text:p>
          </table:table-cell>
          <table:table-cell office:value-type="float" office:value="7617" calcext:value-type="float">
            <text:p>7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office:value-type="float" office:value="352201000" calcext:value-type="float">
            <text:p>352201000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19.3913" calcext:value-type="float">
            <text:p>19.3913</text:p>
          </table:table-cell>
          <table:table-cell office:value-type="float" office:value="21" calcext:value-type="float">
            <text:p>21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office:value-type="float" office:value="231783000" calcext:value-type="float">
            <text:p>231783000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1.52174" calcext:value-type="float">
            <text:p>1.52174</text:p>
          </table:table-cell>
          <table:table-cell office:value-type="float" office:value="20" calcext:value-type="float">
            <text:p>20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office:value-type="float" office:value="319410000" calcext:value-type="float">
            <text:p>319410000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10.8261" calcext:value-type="float">
            <text:p>10.8261</text:p>
          </table:table-cell>
          <table:table-cell office:value-type="float" office:value="22" calcext:value-type="float">
            <text:p>22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office:value-type="float" office:value="275557000" calcext:value-type="float">
            <text:p>275557000</text:p>
          </table:table-cell>
          <table:table-cell office:value-type="float" office:value="2.56522" calcext:value-type="float">
            <text:p>2.56522</text:p>
          </table:table-cell>
          <table:table-cell office:value-type="float" office:value="8.3913" calcext:value-type="float">
            <text:p>8.3913</text:p>
          </table:table-cell>
          <table:table-cell office:value-type="float" office:value="21" calcext:value-type="float">
            <text:p>21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office:value-type="float" office:value="246131000" calcext:value-type="float">
            <text:p>246131000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7.6087" calcext:value-type="float">
            <text:p>7.6087</text:p>
          </table:table-cell>
          <table:table-cell office:value-type="float" office:value="20" calcext:value-type="float">
            <text:p>20</text:p>
          </table:table-cell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46" calcext:value-type="float">
            <text:p>46</text:p>
          </table:table-cell>
          <table:table-cell office:value-type="float" office:value="325566000" calcext:value-type="float">
            <text:p>325566000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6.52174" calcext:value-type="float">
            <text:p>6.52174</text:p>
          </table:table-cell>
          <table:table-cell office:value-type="float" office:value="19" calcext:value-type="float">
            <text:p>19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4" calcext:value-type="float">
            <text:p>44</text:p>
          </table:table-cell>
          <table:table-cell office:value-type="float" office:value="244965000" calcext:value-type="float">
            <text:p>244965000</text:p>
          </table:table-cell>
          <table:table-cell office:value-type="float" office:value="2.45455" calcext:value-type="float">
            <text:p>2.45455</text:p>
          </table:table-cell>
          <table:table-cell office:value-type="float" office:value="11.4545" calcext:value-type="float">
            <text:p>11.4545</text:p>
          </table:table-cell>
          <table:table-cell office:value-type="float" office:value="18" calcext:value-type="float">
            <text:p>18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office:value-type="float" office:value="351327000" calcext:value-type="float">
            <text:p>351327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5.5435" calcext:value-type="float">
            <text:p>25.5435</text:p>
          </table:table-cell>
          <table:table-cell office:value-type="float" office:value="21" calcext:value-type="float">
            <text:p>21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222757000" calcext:value-type="float">
            <text:p>222757000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9.52174" calcext:value-type="float">
            <text:p>9.52174</text:p>
          </table:table-cell>
          <table:table-cell office:value-type="float" office:value="20" calcext:value-type="float">
            <text:p>20</text:p>
          </table:table-cell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5" calcext:value-type="float">
            <text:p>1825</text:p>
          </table:table-cell>
          <table:table-cell office:value-type="float" office:value="39" calcext:value-type="float">
            <text:p>39</text:p>
          </table:table-cell>
          <table:table-cell office:value-type="float" office:value="360939000" calcext:value-type="float">
            <text:p>360939000</text:p>
          </table:table-cell>
          <table:table-cell office:value-type="float" office:value="2.53846" calcext:value-type="float">
            <text:p>2.53846</text:p>
          </table:table-cell>
          <table:table-cell office:value-type="float" office:value="14.641" calcext:value-type="float">
            <text:p>14.641</text:p>
          </table:table-cell>
          <table:table-cell office:value-type="float" office:value="20" calcext:value-type="float">
            <text:p>20</text:p>
          </table:table-cell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2" calcext:value-type="float">
            <text:p>1902</text:p>
          </table:table-cell>
          <table:table-cell office:value-type="float" office:value="46" calcext:value-type="float">
            <text:p>46</text:p>
          </table:table-cell>
          <table:table-cell office:value-type="float" office:value="369510000" calcext:value-type="float">
            <text:p>369510000</text:p>
          </table:table-cell>
          <table:table-cell office:value-type="float" office:value="3" calcext:value-type="float">
            <text:p>3</text:p>
          </table:table-cell>
          <table:table-cell office:value-type="float" office:value="18.8913" calcext:value-type="float">
            <text:p>18.8913</text:p>
          </table:table-cell>
          <table:table-cell office:value-type="float" office:value="21" calcext:value-type="float">
            <text:p>21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46" calcext:value-type="float">
            <text:p>46</text:p>
          </table:table-cell>
          <table:table-cell office:value-type="float" office:value="526592000" calcext:value-type="float">
            <text:p>526592000</text:p>
          </table:table-cell>
          <table:table-cell office:value-type="float" office:value="3" calcext:value-type="float">
            <text:p>3</text:p>
          </table:table-cell>
          <table:table-cell office:value-type="float" office:value="18.5217" calcext:value-type="float">
            <text:p>18.5217</text:p>
          </table:table-cell>
          <table:table-cell office:value-type="float" office:value="18" calcext:value-type="float">
            <text:p>18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office:value-type="float" office:value="268918000" calcext:value-type="float">
            <text:p>268918000</text:p>
          </table:table-cell>
          <table:table-cell office:value-type="float" office:value="2.1087" calcext:value-type="float">
            <text:p>2.1087</text:p>
          </table:table-cell>
          <table:table-cell office:value-type="float" office:value="10.1522" calcext:value-type="float">
            <text:p>10.1522</text:p>
          </table:table-cell>
          <table:table-cell office:value-type="float" office:value="21" calcext:value-type="float">
            <text:p>21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2" calcext:value-type="float">
            <text:p>1892</text:p>
          </table:table-cell>
          <table:table-cell office:value-type="float" office:value="46" calcext:value-type="float">
            <text:p>46</text:p>
          </table:table-cell>
          <table:table-cell office:value-type="float" office:value="298344000" calcext:value-type="float">
            <text:p>298344000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20" calcext:value-type="float">
            <text:p>20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office:value-type="float" office:value="378914000" calcext:value-type="float">
            <text:p>378914000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11.5217" calcext:value-type="float">
            <text:p>11.5217</text:p>
          </table:table-cell>
          <table:table-cell office:value-type="float" office:value="18" calcext:value-type="float">
            <text:p>18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6" calcext:value-type="float">
            <text:p>46</text:p>
          </table:table-cell>
          <table:table-cell office:value-type="float" office:value="273340000" calcext:value-type="float">
            <text:p>273340000</text:p>
          </table:table-cell>
          <table:table-cell office:value-type="float" office:value="2.36957" calcext:value-type="float">
            <text:p>2.36957</text:p>
          </table:table-cell>
          <table:table-cell office:value-type="float" office:value="5.34783" calcext:value-type="float">
            <text:p>5.34783</text:p>
          </table:table-cell>
          <table:table-cell office:value-type="float" office:value="19" calcext:value-type="float">
            <text:p>19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9" calcext:value-type="float">
            <text:p>1899</text:p>
          </table:table-cell>
          <table:table-cell office:value-type="float" office:value="46" calcext:value-type="float">
            <text:p>46</text:p>
          </table:table-cell>
          <table:table-cell office:value-type="float" office:value="254675000" calcext:value-type="float">
            <text:p>254675000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6.84783" calcext:value-type="float">
            <text:p>6.84783</text:p>
          </table:table-cell>
          <table:table-cell office:value-type="float" office:value="23" calcext:value-type="float">
            <text:p>23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office:value-type="float" office:value="252653000" calcext:value-type="float">
            <text:p>252653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2.3913" calcext:value-type="float">
            <text:p>2.3913</text:p>
          </table:table-cell>
          <table:table-cell office:value-type="float" office:value="21" calcext:value-type="float">
            <text:p>21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6" calcext:value-type="float">
            <text:p>46</text:p>
          </table:table-cell>
          <table:table-cell office:value-type="float" office:value="415684000" calcext:value-type="float">
            <text:p>415684000</text:p>
          </table:table-cell>
          <table:table-cell office:value-type="float" office:value="2.63043" calcext:value-type="float">
            <text:p>2.63043</text:p>
          </table:table-cell>
          <table:table-cell office:value-type="float" office:value="9.76087" calcext:value-type="float">
            <text:p>9.76087</text:p>
          </table:table-cell>
          <table:table-cell office:value-type="float" office:value="22" calcext:value-type="float">
            <text:p>22</text:p>
          </table:table-cell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office:value-type="float" office:value="313801000" calcext:value-type="float">
            <text:p>313801000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8.65217" calcext:value-type="float">
            <text:p>8.65217</text:p>
          </table:table-cell>
          <table:table-cell office:value-type="float" office:value="19" calcext:value-type="float">
            <text:p>19</text:p>
          </table:table-cell>
          <table:table-cell office:value-type="float" office:value="7119" calcext:value-type="float">
            <text:p>7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2:33.149296662</dc:date>
    <meta:editing-duration>PT4M53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